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6.6931in" table:align="margins"/>
    </style:style>
    <style:style style:name="Tabuľka1.A" style:family="table-column">
      <style:table-column-properties style:column-width="1.6729in" style:rel-column-width="16383*"/>
    </style:style>
    <style:style style:name="Tabuľka1.D" style:family="table-column">
      <style:table-column-properties style:column-width="1.6736in" style:rel-column-width="16386*"/>
    </style:style>
    <style:style style:name="Tabuľka1.A1" style:family="table-cell">
      <style:table-cell-properties fo:padding="0.0382in" fo:border-left="0.05pt solid #b3b3b3" fo:border-right="none" fo:border-top="0.05pt solid #b3b3b3" fo:border-bottom="0.05pt solid #b3b3b3"/>
    </style:style>
    <style:style style:name="Tabuľka1.D1" style:family="table-cell">
      <style:table-cell-properties fo:padding="0.0382in" fo:border="0.05pt solid #b3b3b3"/>
    </style:style>
    <style:style style:name="Tabuľka1.A2" style:family="table-cell">
      <style:table-cell-properties fo:padding="0.0382in" fo:border-left="0.05pt solid #b3b3b3" fo:border-right="none" fo:border-top="none" fo:border-bottom="0.05pt solid #b3b3b3"/>
    </style:style>
    <style:style style:name="Tabuľka1.D2" style:family="table-cell">
      <style:table-cell-properties fo:padding="0.0382in" fo:border-left="0.05pt solid #b3b3b3" fo:border-right="0.05pt solid #b3b3b3" fo:border-top="none" fo:border-bottom="0.05pt solid #b3b3b3"/>
    </style:style>
    <style:style style:name="Tabuľka2" style:family="table">
      <style:table-properties style:width="6.6931in" table:align="margins"/>
    </style:style>
    <style:style style:name="Tabuľka2.A" style:family="table-column">
      <style:table-column-properties style:column-width="2.2313in" style:rel-column-width="21845*"/>
    </style:style>
    <style:style style:name="Tabuľka2.A1" style:family="table-cell">
      <style:table-cell-properties fo:padding="0.0382in" fo:border="2pt solid #b3b3b3"/>
    </style:style>
    <style:style style:name="Tabuľka2.A2" style:family="table-cell">
      <style:table-cell-properties fo:padding="0.0382in" fo:border-left="2pt solid #b3b3b3" fo:border-right="none" fo:border-top="none" fo:border-bottom="2pt solid #b3b3b3"/>
    </style:style>
    <style:style style:name="Tabuľka2.B2" style:family="table-cell">
      <style:table-cell-properties fo:padding="0.0382in" fo:border-left="2pt solid #b3b3b3" fo:border-right="2pt solid #b3b3b3" fo:border-top="none" fo:border-bottom="2pt solid #b3b3b3"/>
    </style:style>
    <style:style style:name="Tabuľka5" style:family="table">
      <style:table-properties style:width="5.1181in" fo:margin-left="0.7875in" fo:margin-right="0.7875in" table:align="margins"/>
    </style:style>
    <style:style style:name="Tabuľka5.A" style:family="table-column">
      <style:table-column-properties style:column-width="1.9681in" style:rel-column-width="25200*"/>
    </style:style>
    <style:style style:name="Tabuľka5.B" style:family="table-column">
      <style:table-column-properties style:column-width="0.3938in" style:rel-column-width="5041*"/>
    </style:style>
    <style:style style:name="Tabuľka5.C" style:family="table-column">
      <style:table-column-properties style:column-width="1.575in" style:rel-column-width="20167*"/>
    </style:style>
    <style:style style:name="Tabuľka5.D" style:family="table-column">
      <style:table-column-properties style:column-width="1.1813in" style:rel-column-width="15127*"/>
    </style:style>
    <style:style style:name="Tabuľka5.1" style:family="table-row">
      <style:table-row-properties style:row-height="1.7715in"/>
    </style:style>
    <style:style style:name="Tabuľka5.A1" style:family="table-cell">
      <style:table-cell-properties fo:background-color="transparent" fo:padding="0in" fo:border-left="1.05pt solid #b3b3b3" fo:border-right="none" fo:border-top="1.05pt solid #b3b3b3" fo:border-bottom="1.05pt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in" fo:border="1.05pt solid #b3b3b3">
        <style:background-image/>
      </style:table-cell-properties>
    </style:style>
    <style:style style:name="Tabuľka5.2" style:family="table-row">
      <style:table-row-properties style:row-height="0.984in"/>
    </style:style>
    <style:style style:name="Tabuľka5.A2" style:family="table-cell">
      <style:table-cell-properties style:vertical-align="" fo:background-color="transparent" fo:padding="0in" fo:border-left="1.05pt solid #b3b3b3" fo:border-right="none" fo:border-top="none" fo:border-bottom="1.05pt solid #b3b3b3">
        <style:background-image/>
      </style:table-cell-properties>
    </style:style>
    <style:style style:name="Tabuľka5.C2" style:family="table-cell">
      <style:table-cell-properties fo:background-color="transparent" fo:padding="0in" fo:border-left="1.05pt solid #b3b3b3" fo:border-right="none" fo:border-top="none" fo:border-bottom="1.05pt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in" fo:border-left="1.05pt solid #b3b3b3" fo:border-right="1.05pt solid #b3b3b3" fo:border-top="none" fo:border-bottom="1.05pt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top="0in" fo:margin-bottom="0.0398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test, Times New Roman 12 pt </text:p>
      <text:p text:style-name="Standard"/>
      <text:p text:style-name="Standard">Table 1 – line thickness 0,05 pt, table width automatic (column 4,25 cm), row height – adjusted to size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P3">Table 2 – line thickness 2 pt, table width automatic <text:s/>(column 5,67 cm), row height – adjusted to size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First row, merged cells centered 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Second row, first column</text:p>
          </table:table-cell>
          <table:table-cell table:style-name="Tabuľka2.B2" table:number-columns-spanned="2" office:value-type="string">
            <text:p text:style-name="Table_20_Contents">Second row, merged cells of the second and third column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Table_20_Contents">Third row, merged cells of the first second column</text:p>
          </table:table-cell>
          <table:covered-table-cell/>
          <table:table-cell table:style-name="Tabuľka2.B2" table:number-rows-spanned="2" office:value-type="string">
            <text:p text:style-name="Table_20_Contents">Third row fourth row, third column merged</text:p>
          </table:table-cell>
        </table:table-row>
        <table:table-row>
          <table:table-cell table:style-name="Tabuľka2.A2" office:value-type="string">
            <text:p text:style-name="Table_20_Contents">Fourth row, first column</text:p>
          </table:table-cell>
          <table:table-cell table:style-name="Tabuľka2.A2" office:value-type="string">
            <text:p text:style-name="Table_20_Contents">Fourth row, second column</text:p>
          </table:table-cell>
          <table:covered-table-cell/>
        </table:table-row>
      </table:table>
      <text:p text:style-name="Standard"/>
      <text:p text:style-name="Standard">Table 3 – combination of no, dotted and hatched borders, line thickness 0,5 pt, distance to contents: 1. row - 1 cm, 2. row – 0,5 cm, table width 13 cm – indentation 2 cm left and right, row height 4,5 a 2,5 cm, columns: 1. row 5 and 8 cm, 2. row 6, 4 and 3 cm</text:p>
      <text:p text:style-name="Standard"/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centered, up, width 5 cm</text:p>
          </table:table-cell>
          <table:table-cell table:style-name="Tabuľka5.B1" table:number-columns-spanned="3" office:value-type="string">
            <text:p text:style-name="P2">Row 1, Column 2</text:p>
            <text:p text:style-name="P2">aligned right down, width 8 cm, no border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aligned left 6 cm</text:p>
          </table:table-cell>
          <table:covered-table-cell/>
          <table:table-cell table:style-name="Tabuľka5.C2" office:value-type="string">
            <text:p text:style-name="Table_20_Contents">Width 4 cm, by cell division</text:p>
          </table:table-cell>
          <table:table-cell table:style-name="Tabuľka5.D2" office:value-type="string">
            <text:p text:style-name="Table_20_Contents">Width 4 cm, by cell divi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5-01-23T09:42:16.757230904</dc:date>
    <meta:editing-duration>PT2H37M1S</meta:editing-duration>
    <meta:editing-cycles>33</meta:editing-cycles>
    <meta:generator>LibreOffice/4.4.0.2$Linux_X86_64 LibreOffice_project/a3603970151a6ae2596acd62b70112f4d376b990</meta:generator>
    <meta:document-statistic meta:table-count="3" meta:image-count="0" meta:object-count="0" meta:page-count="1" meta:paragraph-count="31" meta:word-count="218" meta:character-count="1083" meta:non-whitespace-character-count="886"/>
  </office:meta>
</office:document-meta>
</file>